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81cm" svg:stroke-color="#111111" draw:marker-start-width="0.321cm" draw:marker-end-width="0.321cm" draw:fill-color="#dddddd" draw:textarea-horizontal-align="justify" draw:textarea-vertical-align="middle" draw:auto-grow-height="false" fo:min-height="11.688cm" fo:min-width="5.85cm" fo:padding-top="0.165cm" fo:padding-bottom="0.165cm" fo:padding-left="0.29cm" fo:padding-right="0.2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" style:family="graphic" style:parent-style-name="standard">
      <style:graphic-properties svg:stroke-width="0.081cm" svg:stroke-color="#111111" draw:marker-start-width="0.321cm" draw:marker-end-width="0.321cm" draw:fill-color="#dddddd" draw:textarea-horizontal-align="justify" draw:textarea-vertical-align="middle" draw:auto-grow-height="false" fo:min-height="11.608cm" fo:min-width="5.77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111111" draw:marker-start-width="0.321cm" draw:marker-end-width="0.321cm" draw:fill-color="#729fcf" draw:textarea-horizontal-align="justify" draw:textarea-vertical-align="middle" draw:auto-grow-height="false" fo:min-height="1.194cm" fo:min-width="5.77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111111" draw:marker-start-width="0.321cm" draw:marker-end-width="0.321cm" draw:fill-color="#729fcf" draw:textarea-horizontal-align="justify" draw:textarea-vertical-align="middle" draw:auto-grow-height="false" fo:min-height="1.942cm" fo:min-width="5.77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111111" draw:marker-start-width="0.321cm" draw:marker-end-width="0.321cm" draw:fill-color="#729fcf" draw:textarea-horizontal-align="justify" draw:textarea-vertical-align="middle" draw:auto-grow-height="false" fo:min-height="2.22cm" fo:min-width="5.77cm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dash" draw:stroke-dash="Fine_20_Dashed" svg:stroke-width="0.081cm" svg:stroke-color="#111111" draw:marker-start-width="0.321cm" draw:marker-end-width="0.321cm" draw:fill-color="#ffffff" draw:textarea-horizontal-align="justify" draw:textarea-vertical-align="middle" draw:auto-grow-height="false" fo:min-height="0.374cm" fo:min-width="5.77cm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8cm" fo:min-width="0cm"/>
    </style:style>
    <style:style style:name="gr10" style:family="graphic" style:parent-style-name="standard">
      <style:graphic-properties svg:stroke-width="0.081cm" svg:stroke-color="#111111" draw:marker-start-width="0.321cm" draw:marker-end-width="0.321cm" draw:fill-color="#729fcf" draw:textarea-horizontal-align="justify" draw:textarea-vertical-align="middle" draw:auto-grow-height="false" fo:min-height="0.686cm" fo:min-width="5.77cm" fo:padding-top="0.165cm" fo:padding-bottom="0.165cm" fo:padding-left="0.29cm" fo:padding-right="0.29cm"/>
    </style:style>
    <style:style style:name="gr11" style:family="graphic" style:parent-style-name="standard">
      <style:graphic-properties draw:stroke="dash" draw:stroke-dash="Fine_20_Dashed" svg:stroke-width="0.081cm" svg:stroke-color="#111111" draw:marker-start-width="0.321cm" draw:marker-end-width="0.321cm" draw:fill-color="#ffffff" draw:textarea-horizontal-align="justify" draw:textarea-vertical-align="middle" draw:auto-grow-height="false" fo:min-height="3.226cm" fo:min-width="5.77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111111" draw:marker-start-width="0.321cm" draw:marker-end-width="0.321cm" draw:fill-color="#729fcf" draw:textarea-horizontal-align="justify" draw:textarea-vertical-align="middle" draw:auto-grow-height="false" fo:min-height="0.496cm" fo:min-width="5.77cm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svg:stroke-color="#111111" draw:marker-start-width="0.321cm" draw:marker-end-width="0.321cm" draw:fill-color="#bf0041" draw:textarea-horizontal-align="justify" draw:textarea-vertical-align="middle" draw:auto-grow-height="false" fo:min-height="0.496cm" fo:min-width="5.77cm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111111" draw:marker-start-width="0.321cm" draw:marker-end-width="0.321cm" draw:fill-color="#bf0041" draw:textarea-horizontal-align="justify" draw:textarea-vertical-align="middle" draw:auto-grow-height="false" fo:min-height="0.686cm" fo:min-width="5.77cm" fo:padding-top="0.165cm" fo:padding-bottom="0.165cm" fo:padding-left="0.29cm" fo:padding-right="0.29cm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729fcf"/>
      <style:paragraph-properties fo:text-align="center"/>
      <style:text-properties fo:font-size="24pt" style:font-size-asian="24pt" style:font-size-complex="24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-color="#729fcf"/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-color="#bf0041"/>
      <style:paragraph-properties fo:text-align="center"/>
      <style:text-properties fo:font-size="24pt" style:font-size-asian="24pt" style:font-size-complex="24pt"/>
    </style:style>
    <style:style style:name="P12" style:family="paragraph">
      <loext:graphic-properties draw:fill-color="#bf0041"/>
      <style:paragraph-properties fo:text-align="center"/>
      <style:text-properties fo:font-size="14pt" style:font-size-asian="14pt" style:font-size-complex="14pt"/>
    </style:style>
    <style:style style:name="P13" style:family="paragraph">
      <loext:graphic-properties draw:fill-color="#ffff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6.35cm" svg:height="11.938cm" svg:x="3.54cm" svg:y="3.04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604cm" svg:height="1.673cm" svg:x="3.54cm" svg:y="1.016cm">
          <draw:text-box>
            <text:p>Virtual address space</text:p>
            <text:p>(Software)</text:p>
          </draw:text-box>
        </draw:frame>
        <draw:frame draw:style-name="gr2" draw:text-style-name="P2" draw:layer="layout" svg:width="7.542cm" svg:height="1.673cm" svg:x="13.54cm" svg:y="1.017cm">
          <draw:text-box>
            <text:p>Physical address space</text:p>
            <text:p>(Hardware)</text:p>
          </draw:text-box>
        </draw:frame>
        <draw:custom-shape draw:style-name="gr3" draw:text-style-name="P1" draw:layer="layout" svg:width="6.35cm" svg:height="11.938cm" svg:x="13.64cm" svg:y="3.04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6.35cm" svg:height="1.524cm" svg:x="3.54cm" svg:y="3.556cm">
          <text:p text:style-name="P3"><text:span text:style-name="T1">text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.35cm" svg:height="2.272cm" svg:x="3.54cm" svg:y="5.856cm">
          <text:p text:style-name="P3"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6.35cm" svg:height="2.55cm" svg:x="3.54cm" svg:y="11.684cm">
          <text:p text:style-name="P3"><text:span text:style-name="T1">stack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6.742cm" svg:y1="8.128cm" svg:x2="6.742cm" svg:y2="9.144cm">
          <text:p/>
        </draw:line>
        <draw:line draw:style-name="gr7" draw:text-style-name="P5" draw:layer="layout" svg:x1="6.727cm" svg:y1="11.684cm" svg:x2="6.727cm" svg:y2="10.708cm">
          <text:p/>
        </draw:line>
        <draw:custom-shape draw:style-name="gr8" draw:text-style-name="P6" draw:layer="layout" svg:width="6.35cm" svg:height="0.704cm" svg:x="3.54cm" svg:y="9.556cm"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3.44cm" svg:height="0.808cm" svg:x="0.362cm" svg:y="2.656cm">
          <draw:text-box>
            <text:p text:style-name="P7"><text:span text:style-name="T2">0x00000000</text:span></text:p>
          </draw:text-box>
        </draw:frame>
        <draw:frame draw:style-name="gr9" draw:text-style-name="P8" draw:layer="layout" svg:width="3.44cm" svg:height="0.808cm" svg:x="1.462cm" svg:y="14.556cm">
          <draw:text-box>
            <text:p text:style-name="P7"><text:span text:style-name="T2">0x7fffffff</text:span></text:p>
          </draw:text-box>
        </draw:frame>
        <draw:frame draw:style-name="gr9" draw:text-style-name="P8" draw:layer="layout" svg:width="3.44cm" svg:height="0.808cm" svg:x="0.362cm" svg:y="3.156cm">
          <draw:text-box>
            <text:p text:style-name="P7"><text:span text:style-name="T2">0x00010000</text:span></text:p>
          </draw:text-box>
        </draw:frame>
        <draw:frame draw:style-name="gr9" draw:text-style-name="P8" draw:layer="layout" svg:width="3.44cm" svg:height="0.808cm" svg:x="0.362cm" svg:y="5.456cm">
          <draw:text-box>
            <text:p text:style-name="P7"><text:span text:style-name="T2">0x10000000</text:span></text:p>
          </draw:text-box>
        </draw:frame>
        <draw:custom-shape draw:style-name="gr10" draw:text-style-name="P10" draw:layer="layout" svg:width="6.35cm" svg:height="1.016cm" svg:x="21.133cm" svg:y="11.33cm">
          <text:p text:style-name="P9"><text:span text:style-name="T2">Page owned by this proc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6.35cm" svg:height="3.556cm" svg:x="13.64cm" svg:y="8.12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6.35cm" svg:height="0.826cm" svg:x="13.64cm" svg:y="2.984cm">
          <text:p text:style-name="P3"><text:span text:style-name="T1"/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6.35cm" svg:height="0.826cm" svg:x="13.64cm" svg:y="3.784cm">
          <text:p text:style-name="P3"><text:span text:style-name="T1"/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6.35cm" svg:height="0.826cm" svg:x="13.64cm" svg:y="4.584cm">
          <text:p text:style-name="P3"><text:span text:style-name="T1"/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6.35cm" svg:height="0.826cm" svg:x="13.64cm" svg:y="5.384cm">
          <text:p text:style-name="P3"><text:span text:style-name="T1"/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6.35cm" svg:height="0.826cm" svg:x="13.64cm" svg:y="6.184cm">
          <text:p text:style-name="P3"><text:span text:style-name="T1"/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6.35cm" svg:height="0.826cm" svg:x="13.64cm" svg:y="14.184cm">
          <text:p text:style-name="P3"><text:span text:style-name="T1"/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6.35cm" svg:height="0.826cm" svg:x="13.64cm" svg:y="13.384cm">
          <text:p text:style-name="P3"><text:span text:style-name="T1"/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6.35cm" svg:height="0.826cm" svg:x="13.64cm" svg:y="12.584cm">
          <text:p text:style-name="P3"><text:span text:style-name="T1"/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6.35cm" svg:height="1.016cm" svg:x="21.14cm" svg:y="12.884cm">
          <text:p text:style-name="P9"><text:span text:style-name="T2">Page owned by other proc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9.89cm" svg:y1="4.318cm" svg:x2="13.64cm" svg:y2="3.302cm">
          <text:p/>
        </draw:line>
        <draw:line draw:style-name="gr7" draw:text-style-name="P5" draw:layer="layout" svg:x1="9.877cm" svg:y1="7.014cm" svg:x2="13.64cm" svg:y2="13.97cm">
          <text:p/>
        </draw:line>
        <draw:line draw:style-name="gr7" draw:text-style-name="P5" draw:layer="layout" svg:x1="9.89cm" svg:y1="12.446cm" svg:x2="13.64cm" svg:y2="5.842cm">
          <text:p/>
        </draw:line>
        <draw:line draw:style-name="gr7" draw:text-style-name="P5" draw:layer="layout" svg:x1="9.89cm" svg:y1="13.462cm" svg:x2="13.64cm" svg:y2="12.954cm">
          <text:p/>
        </draw:line>
        <draw:frame draw:style-name="gr9" draw:text-style-name="P8" draw:layer="layout" svg:width="3.44cm" svg:height="0.808cm" svg:x="10.562cm" svg:y="2.656cm">
          <draw:text-box>
            <text:p text:style-name="P7"><text:span text:style-name="T2">0x00000000</text:span></text:p>
          </draw:text-box>
        </draw:frame>
        <draw:frame draw:style-name="gr9" draw:text-style-name="P8" draw:layer="layout" svg:width="3.44cm" svg:height="0.808cm" svg:x="11.362cm" svg:y="14.556cm">
          <draw:text-box>
            <text:p text:style-name="P7"><text:span text:style-name="T2">0x00ffffff</text:span></text:p>
          </draw:text-box>
        </draw:frame>
        <presentation:notes draw:style-name="dp2">
          <draw:page-thumbnail draw:style-name="gr15" draw:layer="layout" svg:width="18.624cm" svg:height="10.476cm" svg:x="1.482cm" svg:y="2.123cm" draw:page-number="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8T20:47:37.072864556</meta:creation-date>
    <dc:date>2019-09-08T21:08:13.354613012</dc:date>
    <meta:editing-duration>PT9M46S</meta:editing-duration>
    <meta:editing-cycles>1</meta:editing-cycles>
    <meta:generator>LibreOffice/6.2.6.2$Linux_X86_64 LibreOffice_project/20$Build-2</meta:generator>
    <meta:document-statistic meta:object-count="54"/>
  </office:meta>
</office:document-meta>
</file>